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70d" officeooo:paragraph-rsid="0003970d"/>
    </style:style>
    <style:style style:name="P2" style:family="paragraph" style:parent-style-name="Standard">
      <style:text-properties fo:font-size="22pt" officeooo:rsid="0003970d" officeooo:paragraph-rsid="0003970d" style:font-size-asian="22pt" style:font-size-complex="22pt"/>
    </style:style>
    <style:style style:name="P3" style:family="paragraph" style:parent-style-name="Standard">
      <style:text-properties fo:font-size="12pt" officeooo:rsid="0003970d" officeooo:paragraph-rsid="0003970d" style:font-size-asian="12pt" style:font-size-complex="12pt"/>
    </style:style>
    <style:style style:name="P4" style:family="paragraph" style:parent-style-name="Standard">
      <style:text-properties fo:font-size="15pt" officeooo:rsid="0003970d" officeooo:paragraph-rsid="0003970d" style:font-size-asian="15pt" style:font-size-complex="15pt"/>
    </style:style>
    <style:style style:name="T1" style:family="text">
      <style:text-properties officeooo:rsid="000409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Melhor de Deus Está Por Vir <text:s text:c="2"/><text:span text:style-name="T1">( 12 )</text:span></text:p>
      <text:p text:style-name="P1">Voz da Verdade</text:p>
      <text:p text:style-name="P1"/>
      <text:p text:style-name="P3"/>
      <text:p text:style-name="P4">Dias melhores virão. Eu confiei em Ti, eu disse tu és meu Deus</text:p>
      <text:p text:style-name="P4">Meus tempos estão em tuas mãos, Resplandecei o teu rosto</text:p>
      <text:p text:style-name="P4"/>
      <text:p text:style-name="P4">Se no teu caminho ainda há escuridão, Se no teu coração ainda há solidão</text:p>
      <text:p text:style-name="P4">Se nos teus olhos só há lágrimas pra chorar, E a tua voz já não tem forças pra cantar</text:p>
      <text:p text:style-name="P4"/>
      <text:p text:style-name="P4">Há um Deus no céu que quer te ajudar, Que veio a esta terra e morreu em seu lugar</text:p>
      <text:p text:style-name="P4">Que quer mudar tua dor e te dar novo sorriso, Que quer mudar teu inferno pelo seu paraíso</text:p>
      <text:p text:style-name="P4"/>
      <text:p text:style-name="P4">Dias melhores virão (dias melhores virão), Podes então acreditar(ó, ó, ó, ó)</text:p>
      <text:p text:style-name="P4">Pois a vontade de Deus, supera barreiras, E vence o mal</text:p>
      <text:p text:style-name="P4"/>
      <text:p text:style-name="P4">Pois o melhor há de vir (pois o melhor há de vir)</text:p>
      <text:p text:style-name="P4">Foi Deus quem nos (ó, ó, ó, ó) Preparou pois sua palavra é fiel, quem n'Ele</text:p>
      <text:p text:style-name="P4">Creu, jamais se frustrou</text:p>
      <text:p text:style-name="P4"/>
      <text:p text:style-name="P4">O melhor de Deus está por vir, O melhor de Deus está por vir</text:p>
      <text:p text:style-name="P4"/>
      <text:p text:style-name="P4">Há um Deus no céu que quer te ajudar, Que veio a esta terra e morreu em seu lugar</text:p>
      <text:p text:style-name="P4">Que quer mudar tua dor e te dar novo sorriso, Que quer mudar teu inferno pelo seu paraíso</text:p>
      <text:p text:style-name="P4"/>
      <text:p text:style-name="P4">Dias melhores virão, Podes então acreditar, Pois a vontade de Deus, supera barreiras</text:p>
      <text:p text:style-name="P4">E vence o mal</text:p>
      <text:p text:style-name="P4"/>
      <text:p text:style-name="P4">Pois o melhor há de vir, Foi Deus quem nos</text:p>
      <text:p text:style-name="P4">Preparou pois sua palavra é fiel, quem n'Ele</text:p>
      <text:p text:style-name="P4">Creu, jamais se frustrou</text:p>
      <text:p text:style-name="P4"/>
      <text:p text:style-name="P4">O melhor de Deus está por vir, O melhor de Deus está por v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2:19:56.399124643</meta:creation-date>
    <dc:date>2016-07-02T13:25:07.859035527</dc:date>
    <meta:editing-duration>PT14M20S</meta:editing-duration>
    <meta:editing-cycles>3</meta:editing-cycles>
    <meta:generator>LibreOffice/5.1.3.2$Linux_X86_64 LibreOffice_project/10m0$Build-2</meta:generator>
    <meta:print-date>2016-07-02T13:22:40.609003319</meta:print-date>
    <meta:document-statistic meta:table-count="0" meta:image-count="0" meta:object-count="0" meta:page-count="1" meta:paragraph-count="22" meta:word-count="265" meta:character-count="1273" meta:non-whitespace-character-count="1028"/>
  </office:meta>
</office:document-meta>
</file>